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8" calcext:value-type="date">
            <text:p>06/28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09H50M00S" calcext:value-type="time">
            <text:p>09:50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plaster top floor hallw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10"/>
        </table:table-row>
        <table:table-row table:style-name="ro1" table:number-rows-repeated="9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8T09:57:47.348306625</dc:date>
    <meta:editing-duration>PT14M56S</meta:editing-duration>
    <meta:editing-cycles>6</meta:editing-cycles>
    <meta:generator>LibreOffice/7.3.7.2$Linux_X86_64 LibreOffice_project/30$Build-2</meta:generator>
    <meta:document-statistic meta:table-count="1" meta:cell-count="52" meta:object-count="0"/>
  </office:meta>
</office:document-meta>
</file>